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251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bio.pkpm.diff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1</text:p>
          </table:table-cell>
          <table:table-cell table:style-name="ce1" office:value-type="string" calcext:value-type="string">
            <text:p>&amp;$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0139042175123056" calcext:value-type="float">
            <text:p>1.39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biological qual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955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0351161090455634" calcext:value-type="float">
            <text:p>3.51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immune respo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720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0689809840772351" calcext:value-type="float">
            <text:p>6.90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isoprenoid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952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116019255620356" calcext:value-type="float">
            <text:p>1.1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defense respo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2237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123957156326274" calcext:value-type="float">
            <text:p>1.2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molecule of bacterial origi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069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13526825073831" calcext:value-type="float">
            <text:p>1.3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ethanol oxid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7422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29034938006604" calcext:value-type="float">
            <text:p>2.90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eripheral nervous system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1148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331062071257449" calcext:value-type="float">
            <text:p>3.3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muscle cell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2064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400732571821256" calcext:value-type="float">
            <text:p>4.0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epithelial cell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1241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656778072502537" calcext:value-type="float">
            <text:p>6.5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multicellular organismal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023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809948061033085" calcext:value-type="float">
            <text:p>8.10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aminoglycan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3205</text:p>
          </table:table-cell>
          <table:table-cell table:style-name="ce1" office:value-type="string" calcext:value-type="string">
            <text:p>&amp;$</text:p>
          </table:table-cell>
          <table:table-cell office:value-type="float" office:value="0.00918729591758656" calcext:value-type="float">
            <text:p>9.1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ardiac chamber development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00:01:51.006637088</dc:date>
    <meta:editing-duration>PT19M58S</meta:editing-duration>
    <meta:editing-cycles>1</meta:editing-cycles>
    <meta:document-statistic meta:table-count="1" meta:cell-count="78" meta:object-count="0"/>
    <meta:generator>LibreOffice/6.0.6.2$Linux_X86_64 LibreOffice_project/00m0$Build-2</meta:generator>
  </office:meta>
</office:document-meta>
</file>